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A6A6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11.0860416666667cm"/>
    </style:style>
    <style:style style:name="co4" style:family="table-column">
      <style:table-column-properties fo:break-before="auto" style:column-width="13.890625cm"/>
    </style:style>
    <style:style style:name="co5" style:family="table-column">
      <style:table-column-properties fo:break-before="auto" style:column-width="14.419791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cu-pow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<text:s/>Datasheet</text:p>
          </table:table-cell>
          <table:table-cell office:value-type="string" table:style-name="ce1">
            <text:p>Purch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2">
            <text:p>Q_PMOS_GDS</text:p>
          </table:table-cell>
          <table:table-cell office:value-type="string" table:style-name="ce1">
            <text:p>TO_SOT_Packages_THT:TO-247_Vertical_Neutral123_largePads</text:p>
          </table:table-cell>
          <table:table-cell office:value-type="string" table:style-name="ce1">
            <text:p>https://www.mouser.ca/datasheet/2/240/Littelfuse_Discrete_MOSFETs_P-Channel_IXT_52P10P_D-1548970.pdf</text:p>
          </table:table-cell>
          <table:table-cell office:value-type="string" table:style-name="ce3">
            <text:p><text:a xlink:href="https://www.mouser.ca/ProductDetail/IXYS/IXTQ52P10P?qs=%2Fha2pyFaduixTMZlipwWchWWhpK5SNJlZtYhrRFn30lrILdCdkcKwQ%3D%3D">https://www.mouser.ca/ProductDetail/IXYS/IXTQ52P10P?qs=%2Fha2pyFaduixTMZlipwWchWWhpK5SNJlZtYhrRFn30lrILdCdkcKwQ%3D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2</text:p>
          </table:table-cell>
          <table:table-cell office:value-type="string" table:style-name="ce2">
            <text:p>Q_PMOS_GDS</text:p>
          </table:table-cell>
          <table:table-cell office:value-type="string" table:style-name="ce1">
            <text:p>TO_SOT_Packages_THT:TO-247_Vertical_Neutral123_largePads</text:p>
          </table:table-cell>
          <table:table-cell office:value-type="string" table:style-name="ce1">
            <text:p>https://www.mouser.ca/datasheet/2/240/Littelfuse_Discrete_MOSFETs_P-Channel_IXT_52P10P_D-1548970.pdf</text:p>
          </table:table-cell>
          <table:table-cell office:value-type="string" table:style-name="ce1">
            <text:p>https://www.mouser.ca/ProductDetail/IXYS/IXTQ52P10P?qs=%2Fha2pyFaduixTMZlipwWchWWhpK5SNJlZtYhrRFn30lrILdCdkcKwQ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3</text:p>
          </table:table-cell>
          <table:table-cell office:value-type="string" table:style-name="ce2">
            <text:p>Q_PMOS_GDS</text:p>
          </table:table-cell>
          <table:table-cell office:value-type="string" table:style-name="ce1">
            <text:p>TO_SOT_Packages_THT:TO-247_Vertical_Neutral123_largePads</text:p>
          </table:table-cell>
          <table:table-cell office:value-type="string" table:style-name="ce1">
            <text:p>https://www.mouser.ca/datasheet/2/240/Littelfuse_Discrete_MOSFETs_P-Channel_IXT_52P10P_D-1548970.pdf</text:p>
          </table:table-cell>
          <table:table-cell office:value-type="string" table:style-name="ce1">
            <text:p>https://www.mouser.ca/ProductDetail/IXYS/IXTQ52P10P?qs=%2Fha2pyFaduixTMZlipwWchWWhpK5SNJlZtYhrRFn30lrILdCdkcKwQ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5</text:p>
          </table:table-cell>
          <table:table-cell office:value-type="string" table:style-name="ce2">
            <text:p>Q_PMOS_GDS</text:p>
          </table:table-cell>
          <table:table-cell office:value-type="string" table:style-name="ce1">
            <text:p>TO_SOT_Packages_THT:TO-220_Neutral123_Vertical</text:p>
          </table:table-cell>
          <table:table-cell office:value-type="string" table:style-name="ce1">
            <text:p>https://www.mouser.ca/datasheet/2/308/FQP47P06-1300909.pdf</text:p>
          </table:table-cell>
          <table:table-cell office:value-type="string" table:style-name="ce4">
            <text:p><text:a xlink:href="https://www.mouser.ca/ProductDetail/512-FQP47P06">https://www.mouser.ca/ProductDetail/512-FQP47P06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6</text:p>
          </table:table-cell>
          <table:table-cell office:value-type="string" table:style-name="ce2">
            <text:p>Q_NMOS_GDS</text:p>
          </table:table-cell>
          <table:table-cell office:value-type="string" table:style-name="ce1">
            <text:p>TO_SOT_Packages_THT:TO-220_Neutral123_Vertical</text:p>
          </table:table-cell>
          <table:table-cell office:value-type="string" table:style-name="ce1">
            <text:p>https://www.mouser.ca/datasheet/2/389/stp165n10f4-956377.pdf</text:p>
          </table:table-cell>
          <table:table-cell office:value-type="string" table:style-name="ce1">
            <text:p>https://www.mouser.ca/ProductDetail/511-STP165N10F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2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2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5</text:p>
          </table:table-cell>
          <table:table-cell office:value-type="string" table:style-name="ce2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2">
            <text:p>pcr</text:p>
          </table:table-cell>
          <table:table-cell office:value-type="string" table:style-name="ce1">
            <text:p>footprint:PCR</text:p>
          </table:table-cell>
          <table:table-cell office:value-type="string" table:style-name="ce1">
            <text:p>https://www.mouser.ca/datasheet/2/418/NG_DS_PCJ_series_relay_data_sheet_E_0911-1265046.pdf</text:p>
          </table:table-cell>
          <table:table-cell office:value-type="string" table:style-name="ce3">
            <text:p><text:a xlink:href="https://www.mouser.ca/ProductDetail/TE-Connectivity-OEG/1721081-5?qs=sGAEpiMZZMs3UE%2BXNiFaVATggAqWrzPd%2Bs0m51A5JiM%3D">https://www.mouser.ca/ProductDetail/TE-Connectivity-OEG/1721081-5?qs=sGAEpiMZZMs3UE%2BXNiFaVATggAqWrzPd%2Bs0m51A5JiM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2">
            <text:p>C</text:p>
          </table:table-cell>
          <table:table-cell office:value-type="string" table:style-name="ce1">
            <text:p>Capacitors_ThroughHole:C_Radial_D12.5_L25_P5</text:p>
          </table:table-cell>
          <table:table-cell office:value-type="string" table:style-name="ce1">
            <text:p>https://www.mouser.ca/datasheet/2/315/RDF0000C1260-1391675.pdf</text:p>
          </table:table-cell>
          <table:table-cell office:value-type="string" table:style-name="ce3">
            <text:p><text:a xlink:href="https://www.mouser.ca/ProductDetail/Panasonic/EEU-FP1E202?qs=sGAEpiMZZMsh%2B1woXyUXj3Q6FWM8D%2BEZb5k3ed78Z20%3D">https://www.mouser.ca/ProductDetail/Panasonic/EEU-FP1E202?qs=sGAEpiMZZMsh%2B1woXyUXj3Q6FWM8D%2BEZb5k3ed78Z20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2">
            <text:p>R</text:p>
          </table:table-cell>
          <table:table-cell office:value-type="string" table:style-name="ce1">
            <text:p>Resistors_ThroughHole:Resistor_TO-220_Vertical</text:p>
          </table:table-cell>
          <table:table-cell office:value-type="string" table:style-name="ce1">
            <text:p>https://www.mouser.ca/datasheet/2/303/acl_ap851-1228646.pdf</text:p>
          </table:table-cell>
          <table:table-cell office:value-type="string" table:style-name="ce1">
            <text:p>https://www.mouser.ca/ProductDetail/ARCOL-Ohmite/AP851-1R-F?qs=sGAEpiMZZMtlubZbdhIBIFhE7El7h4X1RcvVOpawzHc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8</text:p>
          </table:table-cell>
          <table:table-cell office:value-type="string" table:style-name="ce2">
            <text:p>Bat_Pos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2">
            <text:p>Mot_Ctrl</text:p>
          </table:table-cell>
          <table:table-cell office:value-type="string" table:style-name="ce1">
            <text:p>footprint:0.21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2">
            <text:p>Mot_Rly_Ctrl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6</text:p>
          </table:table-cell>
          <table:table-cell office:value-type="string" table:style-name="ce2">
            <text:p>S_DN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4</text:p>
          </table:table-cell>
          <table:table-cell office:value-type="string" table:style-name="ce2">
            <text:p>Q_NMOS_GDS</text:p>
          </table:table-cell>
          <table:table-cell office:value-type="string" table:style-name="ce1">
            <text:p>TO_SOT_Packages_THT:TO-220_Neutral123_Vertical</text:p>
          </table:table-cell>
          <table:table-cell office:value-type="string" table:style-name="ce1">
            <text:p>https://www.mouser.ca/datasheet/2/389/stp165n10f4-956377.pdf</text:p>
          </table:table-cell>
          <table:table-cell office:value-type="string" table:style-name="ce1">
            <text:p>https://www.mouser.ca/ProductDetail/511-STP165N10F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2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2">
            <text:p>S_UP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7</text:p>
          </table:table-cell>
          <table:table-cell office:value-type="string" table:style-name="ce2">
            <text:p>Q_NMOS_GDS</text:p>
          </table:table-cell>
          <table:table-cell office:value-type="string" table:style-name="ce1">
            <text:p>TO_SOT_Packages_THT:TO-220_Neutral123_Vertical</text:p>
          </table:table-cell>
          <table:table-cell office:value-type="string" table:style-name="ce1">
            <text:p>https://www.mouser.ca/datasheet/2/389/stp165n10f4-956377.pdf</text:p>
          </table:table-cell>
          <table:table-cell office:value-type="string" table:style-name="ce1">
            <text:p>https://www.mouser.ca/ProductDetail/511-STP165N10F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2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9</text:p>
          </table:table-cell>
          <table:table-cell office:value-type="string" table:style-name="ce2">
            <text:p>PR_Coil</text:p>
          </table:table-cell>
          <table:table-cell office:value-type="string" table:style-name="ce1">
            <text:p>footprint:0.05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2">
            <text:p>CONN_01X12</text:p>
          </table:table-cell>
          <table:table-cell office:value-type="string" table:style-name="ce1">
            <text:p>footprint:connnector12-1</text:p>
          </table:table-cell>
          <table:table-cell office:value-type="string" table:style-name="ce1">
            <text:p>https://www.mouser.ca/datasheet/2/418/NG_CD_1445050_B5-1238100.pdf</text:p>
          </table:table-cell>
          <table:table-cell office:value-type="string" table:style-name="ce3">
            <text:p><text:a xlink:href="https://www.mouser.ca/ProductDetail/TE-Connectivity-AMP/3-1445050-2?qs=sGAEpiMZZMuzXLcWrSfMr%2BPRuh9VCiHXHYdP5f2z%2BRs%3D">https://www.mouser.ca/ProductDetail/TE-Connectivity-AMP/3-1445050-2?qs=sGAEpiMZZMuzXLcWrSfMr%2BPRuh9VCiHXHYdP5f2z%2BRs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3">
            <text:p><text:a xlink:href="https://www.mouser.ca/ProductDetail/Vishay-Sfernice/RCMM0210R0GKA20?qs=%2Fha2pyFadujydL%2FtWwYu9eWPwFSjYX7kbvXmtuQI4ao%3D">https://www.mouser.ca/ProductDetail/Vishay-Sfernice/RCMM0210R0GKA20?qs=%2Fha2pyFadujydL%2FtWwYu9eWPwFSjYX7kbvXmtuQI4ao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7</text:p>
          </table:table-cell>
          <table:table-cell office:value-type="string" table:style-name="ce2">
            <text:p>Key_Sw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10</text:p>
          </table:table-cell>
          <table:table-cell office:value-type="string" table:style-name="ce2">
            <text:p>Sw_Pos</text:p>
          </table:table-cell>
          <table:table-cell office:value-type="string" table:style-name="ce1">
            <text:p>footprint:0.21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5</text:p>
          </table:table-cell>
          <table:table-cell office:value-type="string" table:style-name="ce2">
            <text:p>Bat_Neg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2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2">
            <text:p>PR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https://www.mouser.ca/datasheet/2/418/NG_DS_V23132-X0000-A001_0314_132_0314-844422.pdf</text:p>
          </table:table-cell>
          <table:table-cell office:value-type="string" table:style-name="ce3">
            <text:p><text:a xlink:href="https://www.mouser.ca/ProductDetail/571-1393315-2">https://www.mouser.ca/ProductDetail/571-1393315-2</text:a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heatsink</text:p>
          </table:table-cell>
          <table:table-cell office:value-type="string" table:style-name="ce1">
            <text:p>For 3 p mosfet(if wanted)</text:p>
          </table:table-cell>
          <table:table-cell office:value-type="string" table:style-name="ce1">
            <text:p>https://www.mouser.ca/datasheet/2/433/omniKlip_Wakefield_Vette_Data_Sheet-1500651.pdf</text:p>
          </table:table-cell>
          <table:table-cell office:value-type="string" table:style-name="ce3">
            <text:p><text:a xlink:href="https://www.mouser.ca/ProductDetail/Wakefield-Vette/OMNI-UNI-18-75?qs=%2Fha2pyFaduiNZ4R%252B4WvMHo32IU1HX2D%2FScdwOVoxatIFrYU3TRVkFA%3D%3D">https://www.mouser.ca/ProductDetail/Wakefield-Vette/OMNI-UNI-18-75?qs=%2Fha2pyFaduiNZ4R%252B4WvMHo32IU1HX2D%2FScdwOVoxatIFrYU3TRVkFA%3D%3D</text:a>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Albert Mathews</dc:creator>
    <dc:date>2019-07-16T16:21:07Z</dc:date>
    <meta:editing-cycles>15</meta:editing-cycles>
    <meta:editing-duration>PT1628S</meta:editing-duration>
  </office:meta>
</office:document-meta>
</file>